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6.392cm" table:align="left" style:shadow="none" style:may-break-between-rows="true" table:border-model="collapsing"/>
    </style:style>
    <style:style style:name="Tabla1.A" style:family="table-column">
      <style:table-column-properties style:column-width="2.895cm"/>
    </style:style>
    <style:style style:name="Tabla1.B" style:family="table-column">
      <style:table-column-properties style:column-width="1.797cm"/>
    </style:style>
    <style:style style:name="Tabla1.C" style:family="table-column">
      <style:table-column-properties style:column-width="3.803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4.796cm"/>
    </style:style>
    <style:style style:name="Tabla1.1" style:family="table-row">
      <style:table-row-properties fo:background-color="#2980b9">
        <style:background-image/>
      </style:table-row-properties>
    </style:style>
    <style:style style:name="Tabla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Tabla1.B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1.B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6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6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8.015cm" fo:margin-left="0cm" table:align="left" style:shadow="none" style:may-break-between-rows="true" table:border-model="collapsing"/>
    </style:style>
    <style:style style:name="Tabla2.A" style:family="table-column">
      <style:table-column-properties style:column-width="4.644cm"/>
    </style:style>
    <style:style style:name="Tabla2.B" style:family="table-column">
      <style:table-column-properties style:column-width="7.756cm"/>
    </style:style>
    <style:style style:name="Tabla2.C" style:family="table-column">
      <style:table-column-properties style:column-width="5.614cm"/>
    </style:style>
    <style:style style:name="Tabla2.1" style:family="table-row">
      <style:table-row-properties fo:background-color="#2980b9">
        <style:background-image/>
      </style:table-row-properties>
    </style:style>
    <style:style style:name="Tabla2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2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" style:family="table-cell" style:data-style-name="N2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2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" style:family="table-cell" style:data-style-name="N2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1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12" style:family="table-row">
      <style:table-row-properties style:min-row-height="2.274cm"/>
    </style:style>
    <style:style style:name="Tabla2.B1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13" style:family="table-row">
      <style:table-row-properties style:min-row-height="3.027cm"/>
    </style:style>
    <style:style style:name="Tabla2.B1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1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1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15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B16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5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C26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7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7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8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8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9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29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0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0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1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1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2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3" style:family="table-cell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4" style:family="table-cell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C34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a2.B35" style:family="table-cell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C35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ing_20_2" style:master-page-name="HTML">
      <style:paragraph-properties style:page-number="auto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7489" officeooo:paragraph-rsid="00157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698f3" officeooo:paragraph-rsid="001698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793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793c9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1a4" officeooo:paragraph-rsid="0018a1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c44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44fa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1769" officeooo:paragraph-rsid="001d17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color="#f28a3e" loext:opacity="100%" fo:font-size="9pt"/>
    </style:style>
    <style:style style:name="T3" style:family="text">
      <style:text-properties fo:color="#595959" loext:opacity="100%" loext:padding="0cm" loext:border="none"/>
    </style:style>
    <style:style style:name="T4" style:family="text">
      <style:text-properties fo:color="#a6a6a6" loext:opacity="100%"/>
    </style:style>
    <style:style style:name="T5" style:family="text">
      <style:text-properties officeooo:rsid="00157489"/>
    </style:style>
    <style:style style:name="T6" style:family="text">
      <style:text-properties officeooo:rsid="0018a1a4"/>
    </style:style>
    <style:style style:name="T7" style:family="text">
      <style:text-properties officeooo:rsid="0019d542"/>
    </style:style>
    <style:style style:name="T8" style:family="text">
      <style:text-properties officeooo:rsid="001b7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office:annotation loext:resolved="false"><dc:date>2025-05-28T11:16:20.313669224</dc:date><text:p text:style-name="Comment">HTML: &lt;meta http-equiv="X-UA-Compatible" content="IE=edge"&gt;</text:p></office:annotation>Attribute Grammar</text:h>
      <text:h text:style-name="Heading_20_3" text:outline-level="3">Attributes</text:h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">Symbol</text:p>
          </table:table-cell>
          <table:table-cell table:style-name="Tabla1.B1" office:value-type="string">
            <text:p text:style-name="P2">Attribute Name</text:p>
          </table:table-cell>
          <table:table-cell table:style-name="Tabla1.B1" office:value-type="string">
            <text:p text:style-name="P2">Java Type</text:p>
          </table:table-cell>
          <table:table-cell table:style-name="Tabla1.B1" office:value-type="string">
            <text:p text:style-name="P2">Inherited/Synthesized</text:p>
          </table:table-cell>
          <table:table-cell table:style-name="Tabla1.A1" office:value-type="string">
            <text:p text:style-name="P2">Description</text:p>
          </table:table-cell>
        </table:table-row>
        <table:table-row table:style-name="Tabla1.2">
          <table:table-cell table:style-name="Tabla1.A2" office:value-type="string">
            <text:p text:style-name="P2"> <text:span text:style-name="T5">expression</text:span></text:p>
          </table:table-cell>
          <table:table-cell table:style-name="Tabla1.B2" office:value-type="string">
            <text:p text:style-name="P4">type</text:p>
          </table:table-cell>
          <table:table-cell table:style-name="Tabla1.C2" office:value-type="string">
            <text:p text:style-name="P4">Type</text:p>
          </table:table-cell>
          <table:table-cell table:style-name="Tabla1.D2" office:value-type="string">
            <text:p text:style-name="P4">synthesized</text:p>
          </table:table-cell>
          <table:table-cell table:style-name="Tabla1.E2" office:value-type="string">
            <text:p text:style-name="P4">Expression Type</text:p>
          </table:table-cell>
        </table:table-row>
        <table:table-row>
          <table:table-cell table:style-name="Tabla1.A3" office:value-type="string">
            <text:p text:style-name="P2"> <text:span text:style-name="T5">expression</text:span></text:p>
          </table:table-cell>
          <table:table-cell table:style-name="Tabla1.B3" office:value-type="string">
            <text:p text:style-name="P4">lvalue</text:p>
          </table:table-cell>
          <table:table-cell table:style-name="Tabla1.C3" office:value-type="string">
            <text:p text:style-name="P4">boolean</text:p>
          </table:table-cell>
          <table:table-cell table:style-name="Tabla1.D3" office:value-type="string">
            <text:p text:style-name="P4">synthesized</text:p>
          </table:table-cell>
          <table:table-cell table:style-name="Tabla1.E3" office:value-type="string">
            <text:p text:style-name="P4">Is Modifiable</text:p>
          </table:table-cell>
        </table:table-row>
        <table:table-row table:style-name="Tabla1.4">
          <table:table-cell table:style-name="Tabla1.A2" office:value-type="string">
            <text:p text:style-name="P2"> <text:span text:style-name="T5">statement</text:span></text:p>
          </table:table-cell>
          <table:table-cell table:style-name="Tabla1.B4" office:value-type="string">
            <text:p text:style-name="P4">function</text:p>
          </table:table-cell>
          <table:table-cell table:style-name="Tabla1.C4" office:value-type="string">
            <text:p text:style-name="P4">FunctionDefinition</text:p>
          </table:table-cell>
          <table:table-cell table:style-name="Tabla1.D4" office:value-type="string">
            <text:p text:style-name="P4">synthesized</text:p>
          </table:table-cell>
          <table:table-cell table:style-name="Tabla1.E4" office:value-type="string">
            <text:p text:style-name="P4">Function of the stmnt</text:p>
          </table:table-cell>
        </table:table-row>
        <table:table-row table:style-name="Tabla1.5">
          <table:table-cell table:style-name="Tabla1.A3" office:value-type="string">
            <text:p text:style-name="P4">funcDef</text:p>
          </table:table-cell>
          <table:table-cell table:style-name="Tabla1.B5" office:value-type="string">
            <text:p text:style-name="P4">hasReturn</text:p>
          </table:table-cell>
          <table:table-cell table:style-name="Tabla1.C5" office:value-type="string">
            <text:p text:style-name="P4">boolean</text:p>
          </table:table-cell>
          <table:table-cell table:style-name="Tabla1.D5" office:value-type="string">
            <text:p text:style-name="P4">synthesized</text:p>
          </table:table-cell>
          <table:table-cell table:style-name="Tabla1.E5" office:value-type="string">
            <text:p text:style-name="P4">Has a return stmnt</text:p>
          </table:table-cell>
        </table:table-row>
        <table:table-row>
          <table:table-cell table:style-name="Tabla1.A6" office:value-type="string">
            <text:p text:style-name="P4">structAccess</text:p>
          </table:table-cell>
          <table:table-cell table:style-name="Tabla1.B6" office:value-type="string">
            <text:p text:style-name="P4">fieldDefinition</text:p>
          </table:table-cell>
          <table:table-cell table:style-name="Tabla1.C6" office:value-type="string">
            <text:p text:style-name="P4">fieldDefinition</text:p>
          </table:table-cell>
          <table:table-cell table:style-name="Tabla1.D6" office:value-type="string">
            <text:p text:style-name="P4">synthesized</text:p>
          </table:table-cell>
          <table:table-cell table:style-name="Tabla1.E6" office:value-type="string">
            <text:p text:style-name="P4">Field related to the access</text:p>
          </table:table-cell>
        </table:table-row>
      </table:table>
      <text:h text:style-name="Heading_20_3" text:outline-level="3">Rules</text:h>
      <table:table table:name="Tabla2" table:style-name="Tabla2" table:template-name="Simple Grid Rows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Node</text:p>
          </table:table-cell>
          <table:table-cell table:style-name="Tabla2.B1" office:value-type="string">
            <text:p text:style-name="P2">Predicates</text:p>
          </table:table-cell>
          <table:table-cell table:style-name="Tabla2.A1" office:value-type="string">
            <text:p text:style-name="P2">Semantic Functions</text:p>
          </table:table-cell>
        </table:table-row>
        <table:table-row table:style-name="Tabla2.2">
          <table:table-cell table:style-name="Tabla2.A2" office:value-type="string">
            <text:p text:style-name="P3"><text:span text:style-name="T1">program</text:span> → <text:span text:style-name="T2">name</text:span>:<text:span text:style-name="T3">string</text:span> <text:span text:style-name="T3">definition*</text:span> <text:span text:style-name="T3">functionCreation*</text:span> <text:span text:style-name="T3">functionDefinition*</text:span> <text:span text:style-name="T3">run</text:span>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functionCreation</text:span> → <text:span text:style-name="T2">name</text:span>:<text:span text:style-name="T3">string</text:span></text:p>
          </table:table-cell>
          <table:table-cell table:style-name="Tabla2.B3">
            <text:p text:style-name="P5"/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var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structDefinition</text:span><text:span text:style-name="T4">:definition</text:span> → <text:span text:style-name="T2">name</text:span>:<text:span text:style-name="T3">string</text:span> <text:span text:style-name="T3">fieldDefinition*</text:span></text:p>
          </table:table-cell>
          <table:table-cell table:style-name="Tabla2.B3">
            <text:p text:style-name="P5"/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fieldDefinition</text:span><text:span text:style-name="T4">:definition</text:span> → <text:span text:style-name="T2">name</text:span>:<text:span text:style-name="T3">string</text:span> <text:span text:style-name="T3">type</text:span>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functionDefinition</text:span><text:span text:style-name="T4">:definition</text:span> → <text:span text:style-name="T2">name</text:span>:<text:span text:style-name="T3">string</text:span> <text:span text:style-name="T2">parameters</text:span>:<text:span text:style-name="T3">varDefinition*</text:span> <text:span text:style-name="T3">type?</text:span> <text:span text:style-name="T2">locals</text:span>:<text:span text:style-name="T3">varDefinition*</text:span> <text:span text:style-name="T3">statement*</text:span></text:p>
          </table:table-cell>
          <table:table-cell table:style-name="Tabla2.B7" office:value-type="string">
            <text:p text:style-name="P6">isPrimitive(funcDef.params)</text:p>
            <text:p text:style-name="P6">isPrimitive(funcDef.locals)</text:p>
            <text:p text:style-name="P6">funcDef.hasReturn()</text:p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print</text:span><text:span text:style-name="T4">:statement</text:span> → <text:span text:style-name="T3">expression*</text:span></text:p>
          </table:table-cell>
          <table:table-cell table:style-name="Tabla2.B8" office:value-type="string">
            <text:p text:style-name="P6">isPrimitive(print.expressions)</text:p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println</text:span><text:span text:style-name="T4">:statement</text:span> → <text:span text:style-name="T3">expression*</text:span></text:p>
          </table:table-cell>
          <table:table-cell table:style-name="Tabla2.B9" office:value-type="string">
            <text:p text:style-name="P6">isPrimitive(println.expressions)</text:p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read</text:span><text:span text:style-name="T4">:statement</text:span> → <text:span text:style-name="T3">expression*</text:span></text:p>
          </table:table-cell>
          <table:table-cell table:style-name="Tabla2.B10" office:value-type="string">
            <text:p text:style-name="P6">isPrimitive(read.expressions)</text:p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functionCallStatement</text:span><text:span text:style-name="T4">:statement</text:span> → <text:span text:style-name="T2">name</text:span>:<text:span text:style-name="T3">string</text:span> <text:span text:style-name="T3">expression*</text:span></text:p>
          </table:table-cell>
          <table:table-cell table:style-name="Tabla2.B11" office:value-type="string">
            <text:p text:style-name="P6">For i in funcCall.expressions.length:</text:p>
            <text:p text:style-name="P6"><text:s text:c="2"/>sameType(</text:p>
            <text:p text:style-name="P6"><text:s text:c="4"/>funcCall.function.params,</text:p>
            <text:p text:style-name="P6"><text:s text:c="4"/>funcCall.expressions</text:p>
            <text:p text:style-name="P6">)</text:p>
          </table:table-cell>
          <table:table-cell table:style-name="Tabla2.C3">
            <text:p text:style-name="P5"/>
          </table:table-cell>
        </table:table-row>
        <table:table-row table:style-name="Tabla2.12">
          <table:table-cell table:style-name="Tabla2.A2" office:value-type="string">
            <text:p text:style-name="P3"><text:span text:style-name="T1">assignment</text:span><text:span text:style-name="T4">:statement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12" office:value-type="string">
            <text:p text:style-name="P6">isPrimitive(assignment.left())</text:p>
            <text:p text:style-name="P6">sameType(assignment.left, assignment.right)</text:p>
            <text:p text:style-name="P6">assignment.left.isLValue</text:p>
          </table:table-cell>
          <table:table-cell table:style-name="Tabla2.C2">
            <text:p text:style-name="P5"/>
          </table:table-cell>
        </table:table-row>
        <text:soft-page-break/>
        <table:table-row table:style-name="Tabla2.13">
          <table:table-cell table:style-name="Tabla2.A3" office:value-type="string">
            <text:p text:style-name="P3"><text:span text:style-name="T1">conditional</text:span><text:span text:style-name="T4">:statement</text:span> → <text:span text:style-name="T3">expression</text:span> <text:span text:style-name="T2">ifStatements</text:span>:<text:span text:style-name="T3">statement*</text:span> <text:span text:style-name="T2">elseStatements</text:span>:<text:span text:style-name="T3">statement*</text:span></text:p>
          </table:table-cell>
          <table:table-cell table:style-name="Tabla2.B13" office:value-type="string">
            <text:p text:style-name="P6">isInt(conditional.getExpression)</text:p>
          </table:table-cell>
          <table:table-cell table:style-name="Tabla2.C13" office:value-type="string">
            <text:p text:style-name="P6">cond.ifStmnts.forEach(</text:p>
            <text:p text:style-name="P6"><text:s text:c="2"/>stmnt.function = cond.function</text:p>
            <text:p text:style-name="P6">)</text:p>
            <text:p text:style-name="P6">cond.elseStmnts.forEach(</text:p>
            <text:p text:style-name="P6"><text:s text:c="2"/>smnt.function = cond.function</text:p>
            <text:p text:style-name="P6">)</text:p>
          </table:table-cell>
        </table:table-row>
        <table:table-row>
          <table:table-cell table:style-name="Tabla2.A2" office:value-type="string">
            <text:p text:style-name="P3"><text:span text:style-name="T1">loop</text:span><text:span text:style-name="T4">:statement</text:span> → <text:span text:style-name="T2">fromStatements</text:span>:<text:span text:style-name="T3">statement*</text:span> <text:span text:style-name="T3">expression</text:span> <text:span text:style-name="T2">loopStatements</text:span>:<text:span text:style-name="T3">statement*</text:span></text:p>
          </table:table-cell>
          <table:table-cell table:style-name="Tabla2.B14" office:value-type="string">
            <text:p text:style-name="P7">isInt(loop.getExpression)</text:p>
          </table:table-cell>
          <table:table-cell table:style-name="Tabla2.C14" office:value-type="string">
            <text:p text:style-name="P7">loop.loopStmtns.forEach(</text:p>
            <text:p text:style-name="P7"><text:s text:c="3"/>stmnt.function = loop.function</text:p>
            <text:p text:style-name="P7">)</text:p>
          </table:table-cell>
        </table:table-row>
        <table:table-row>
          <table:table-cell table:style-name="Tabla2.A3" office:value-type="string">
            <text:p text:style-name="P3"><text:span text:style-name="T1">return</text:span><text:span text:style-name="T4">:statement</text:span> → <text:span text:style-name="T3">expression?</text:span></text:p>
          </table:table-cell>
          <table:table-cell table:style-name="Tabla2.B15" office:value-type="string">
            <text:p text:style-name="P7">return.expression.empty ?</text:p>
            <text:p text:style-name="P7"><text:s text:c="2"/>return.function isVoid :</text:p>
            <text:p text:style-name="P7"><text:s text:c="2"/>sameType(return.function, return.expr)</text:p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run</text:span> → <text:span text:style-name="T2">name</text:span>:<text:span text:style-name="T3">string</text:span> <text:span text:style-name="T3">expression*</text:span></text:p>
          </table:table-cell>
          <table:table-cell table:style-name="Tabla2.B16" office:value-type="string">
            <text:p text:style-name="P7">For i in return.expressions.length:</text:p>
            <text:p text:style-name="P7"><text:s text:c="2"/>sameType(return.expression, return.function.param)</text:p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intType</text:span><text:span text:style-name="T4">:type</text:span> → ε</text:p>
          </table:table-cell>
          <table:table-cell table:style-name="Tabla2.B3">
            <text:p text:style-name="P5"/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realType</text:span><text:span text:style-name="T4">:type</text:span> → ε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charType</text:span><text:span text:style-name="T4">:type</text:span> → ε</text:p>
          </table:table-cell>
          <table:table-cell table:style-name="Tabla2.B3">
            <text:p text:style-name="P5"/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arrayType</text:span><text:span text:style-name="T4">:type</text:span> → <text:span text:style-name="T2">intValue</text:span>:<text:span text:style-name="T3">int</text:span> <text:span text:style-name="T3">type</text:span>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structType</text:span><text:span text:style-name="T4">:type</text:span> → <text:span text:style-name="T2">name</text:span>:<text:span text:style-name="T3">string</text:span></text:p>
          </table:table-cell>
          <table:table-cell table:style-name="Tabla2.B3">
            <text:p text:style-name="P5"/>
          </table:table-cell>
          <table:table-cell table:style-name="Tabla2.C3">
            <text:p text:style-name="P5"/>
          </table:table-cell>
        </table:table-row>
        <table:table-row>
          <table:table-cell table:style-name="Tabla2.A2" office:value-type="string">
            <text:p text:style-name="P3"><text:span text:style-name="T1">voidType</text:span><text:span text:style-name="T4">:type</text:span> → ε</text:p>
          </table:table-cell>
          <table:table-cell table:style-name="Tabla2.B2">
            <text:p text:style-name="P5"/>
          </table:table-cell>
          <table:table-cell table:style-name="Tabla2.C2">
            <text:p text:style-name="P5"/>
          </table:table-cell>
        </table:table-row>
        <table:table-row>
          <table:table-cell table:style-name="Tabla2.A3" office:value-type="string">
            <text:p text:style-name="P3"><text:span text:style-name="T1">variable</text:span><text:span text:style-name="T4">:expression</text:span> → <text:span text:style-name="T2">name</text:span>:<text:span text:style-name="T3">string</text:span></text:p>
          </table:table-cell>
          <table:table-cell table:style-name="Tabla2.B3">
            <text:p text:style-name="P5"/>
          </table:table-cell>
          <table:table-cell table:style-name="Tabla2.C23" office:value-type="string">
            <text:p text:style-name="P7">Lvalue = true</text:p>
            <text:p text:style-name="P7">type = variable.varDef.type</text:p>
          </table:table-cell>
        </table:table-row>
        <table:table-row>
          <table:table-cell table:style-name="Tabla2.A2" office:value-type="string">
            <text:p text:style-name="P3"><text:span text:style-name="T1">intLiteral</text:span><text:span text:style-name="T4">:expression</text:span> → <text:span text:style-name="T2">intValue</text:span>:<text:span text:style-name="T3">int</text:span></text:p>
          </table:table-cell>
          <table:table-cell table:style-name="Tabla2.B2">
            <text:p text:style-name="P5"/>
          </table:table-cell>
          <table:table-cell table:style-name="Tabla2.C24" office:value-type="string">
            <text:p text:style-name="P7">Lvalue = false</text:p>
            <text:p text:style-name="P7">type = IntType</text:p>
          </table:table-cell>
        </table:table-row>
        <table:table-row>
          <table:table-cell table:style-name="Tabla2.A3" office:value-type="string">
            <text:p text:style-name="P3"><text:span text:style-name="T1">realLiteral</text:span><text:span text:style-name="T4">:expression</text:span> → <text:span text:style-name="T2">floatValue</text:span>:<text:span text:style-name="T3">float</text:span></text:p>
          </table:table-cell>
          <table:table-cell table:style-name="Tabla2.B3">
            <text:p text:style-name="P5"/>
          </table:table-cell>
          <table:table-cell table:style-name="Tabla2.C25" office:value-type="string">
            <text:p text:style-name="P7">Lvalue = false</text:p>
            <text:p text:style-name="P7">type = RealType</text:p>
          </table:table-cell>
        </table:table-row>
        <table:table-row>
          <table:table-cell table:style-name="Tabla2.A2" office:value-type="string">
            <text:p text:style-name="P3"><text:span text:style-name="T1">charLiteral</text:span><text:span text:style-name="T4">:expression</text:span> → <text:span text:style-name="T2">name</text:span>:<text:span text:style-name="T3">string</text:span></text:p>
          </table:table-cell>
          <table:table-cell table:style-name="Tabla2.B2">
            <text:p text:style-name="P5"/>
          </table:table-cell>
          <table:table-cell table:style-name="Tabla2.C26" office:value-type="string">
            <text:p text:style-name="P9">Lvalue = false</text:p>
            <text:p text:style-name="P9">type = CharType</text:p>
          </table:table-cell>
        </table:table-row>
        <table:table-row>
          <table:table-cell table:style-name="Tabla2.A3" office:value-type="string">
            <text:p text:style-name="P3"><text:span text:style-name="T1">functionCallExpression</text:span><text:span text:style-name="T4">:expression</text:span> → <text:span text:style-name="T2">name</text:span>:<text:span text:style-name="T3">string</text:span> <text:span text:style-name="T3">expression*</text:span></text:p>
          </table:table-cell>
          <table:table-cell table:style-name="Tabla2.B27" office:value-type="string">
            <text:p text:style-name="P8">For i in .<text:span text:style-name="T6">funcCall</text:span>.length:</text:p>
            <text:p text:style-name="P8"><text:s text:c="2"/>sameType(<text:span text:style-name="T7">funcCall</text:span>.expression, <text:span text:style-name="T8">funcCall</text:span>.function.param)</text:p>
          </table:table-cell>
          <table:table-cell table:style-name="Tabla2.C27" office:value-type="string">
            <text:p text:style-name="P9">Lvalue=false</text:p>
            <text:p text:style-name="P9">type = funcCall.function.type</text:p>
          </table:table-cell>
        </table:table-row>
        <table:table-row>
          <table:table-cell table:style-name="Tabla2.A2" office:value-type="string">
            <text:p text:style-name="P3"><text:span text:style-name="T1">structAccess</text:span><text:span text:style-name="T4">:expression</text:span> → <text:span text:style-name="T2">expr</text:span>:<text:span text:style-name="T3">expression</text:span> <text:span text:style-name="T2">name</text:span>:<text:span text:style-name="T3">string</text:span></text:p>
          </table:table-cell>
          <table:table-cell table:style-name="Tabla2.B28" office:value-type="string">
            <text:p text:style-name="P10">isStruct(structAccess.expr)</text:p>
            <text:p text:style-name="P10">stringFound == false</text:p>
          </table:table-cell>
          <table:table-cell table:style-name="Tabla2.C28" office:value-type="string">
            <text:p text:style-name="P10">Lvalue = true</text:p>
            <text:p text:style-name="P10">type = fieldDefinitions[found].type</text:p>
            <text:p text:style-name="P10">fieldDefinition = fieldDefinitions[found]</text:p>
          </table:table-cell>
        </table:table-row>
        <table:table-row>
          <table:table-cell table:style-name="Tabla2.A3" office:value-type="string">
            <text:p text:style-name="P3"><text:span text:style-name="T1">arrayAccess</text:span><text:span text:style-name="T4">:expression</text:span> → <text:span text:style-name="T2">left</text:span>:<text:span text:style-name="T3">expression</text:span> <text:span text:style-name="T2">right</text:span>:<text:span text:style-name="T3">expression</text:span></text:p>
          </table:table-cell>
          <table:table-cell table:style-name="Tabla2.B29" office:value-type="string">
            <text:p text:style-name="P10">isAccesible(left)</text:p>
            <text:p text:style-name="P10">isInt(right)</text:p>
          </table:table-cell>
          <table:table-cell table:style-name="Tabla2.C29" office:value-type="string">
            <text:p text:style-name="P10">Lvalue = true</text:p>
            <text:p text:style-name="P10">type = getType del array o de la expresion dependiendo de lo que sea left</text:p>
          </table:table-cell>
        </table:table-row>
        <table:table-row>
          <table:table-cell table:style-name="Tabla2.A2" office:value-type="string">
            <text:p text:style-name="P3"><text:span text:style-name="T1">cast</text:span><text:span text:style-name="T4">:expression</text:span> → <text:span text:style-name="T2">castType</text:span>:<text:span text:style-name="T3">type</text:span> <text:span text:style-name="T3">expression</text:span></text:p>
          </table:table-cell>
          <table:table-cell table:style-name="Tabla2.B30" office:value-type="string">
            <text:p text:style-name="P10">!sameType(castType, expression)</text:p>
          </table:table-cell>
          <table:table-cell table:style-name="Tabla2.C30" office:value-type="string">
            <text:p text:style-name="P10">Lvalue = false</text:p>
            <text:p text:style-name="P10">type = cast.castType</text:p>
          </table:table-cell>
        </table:table-row>
        <table:table-row>
          <table:table-cell table:style-name="Tabla2.A3" office:value-type="string">
            <text:p text:style-name="P3"><text:span text:style-name="T1">arithmet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1" office:value-type="string">
            <text:p text:style-name="P12">If op == “mod”</text:p>
            <text:p text:style-name="P10"><text:s text:c="2"/>isInt(left)</text:p>
            <text:p text:style-name="P11"><text:s text:c="2"/>isInt(right)</text:p>
            <text:p text:style-name="P12">else</text:p>
            <text:p text:style-name="P12"><text:s text:c="2"/>isInt(left) || isDouble(left)</text:p>
            <text:p text:style-name="P12"><text:s text:c="2"/>isInt(right) || isDouble(right)</text:p>
          </table:table-cell>
          <table:table-cell table:style-name="Tabla2.C31" office:value-type="string">
            <text:p text:style-name="P12">Lvalue = false</text:p>
            <text:p text:style-name="P12">type = left.type</text:p>
          </table:table-cell>
        </table:table-row>
        <table:table-row>
          <table:table-cell table:style-name="Tabla2.A2" office:value-type="string">
            <text:p text:style-name="P3"><text:span text:style-name="T1">arithmet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32" office:value-type="string">
            <text:p text:style-name="P12">isInt(expr) || isDouble(expr)</text:p>
          </table:table-cell>
          <table:table-cell table:style-name="Tabla2.C32" office:value-type="string">
            <text:p text:style-name="P12">Lvalue = false</text:p>
            <text:p text:style-name="P12">type = expr.typ</text:p>
          </table:table-cell>
        </table:table-row>
        <table:table-row>
          <table:table-cell table:style-name="Tabla2.A3" office:value-type="string">
            <text:p text:style-name="P3"><text:span text:style-name="T1">logic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3" office:value-type="string">
            <text:p text:style-name="P12">isInt(left) || isDouble(left)</text:p>
            <text:p text:style-name="P12">isInt(right) || isDouble(right)</text:p>
          </table:table-cell>
          <table:table-cell table:style-name="Tabla2.C33" office:value-type="string">
            <text:p text:style-name="P12">Lvalue = false</text:p>
            <text:p text:style-name="P12">type = IntType</text:p>
          </table:table-cell>
        </table:table-row>
        <text:soft-page-break/>
        <table:table-row>
          <table:table-cell table:style-name="Tabla2.A2" office:value-type="string">
            <text:p text:style-name="P3"><text:span text:style-name="T1">logicUnary</text:span><text:span text:style-name="T4">:expression</text:span> → <text:span text:style-name="T2">operator</text:span>:<text:span text:style-name="T3">string</text:span> <text:span text:style-name="T2">expr</text:span>:<text:span text:style-name="T3">expression</text:span></text:p>
          </table:table-cell>
          <table:table-cell table:style-name="Tabla2.B34" office:value-type="string">
            <text:p text:style-name="P12">isInt(expr) || isDouble(expr)</text:p>
          </table:table-cell>
          <table:table-cell table:style-name="Tabla2.C34" office:value-type="string">
            <text:p text:style-name="P12">Lvalue = false</text:p>
            <text:p text:style-name="P12">type = IntType</text:p>
          </table:table-cell>
        </table:table-row>
        <table:table-row>
          <table:table-cell table:style-name="Tabla2.A35" office:value-type="string">
            <text:p text:style-name="P3"><text:span text:style-name="T1">relationalBinary</text:span><text:span text:style-name="T4">:expression</text:span> → <text:span text:style-name="T2">left</text:span>:<text:span text:style-name="T3">expression</text:span> <text:span text:style-name="T2">operator</text:span>:<text:span text:style-name="T3">string</text:span> <text:span text:style-name="T2">right</text:span>:<text:span text:style-name="T3">expression</text:span></text:p>
          </table:table-cell>
          <table:table-cell table:style-name="Tabla2.B35" office:value-type="string">
            <text:p text:style-name="P12">isInt(left) || isDouble(left)</text:p>
            <text:p text:style-name="P12">isInt(right) || isDouble(right)</text:p>
          </table:table-cell>
          <table:table-cell table:style-name="Tabla2.C35" office:value-type="string">
            <text:p text:style-name="P12">Lvalue = false</text:p>
            <text:p text:style-name="P12">type = IntType</text:p>
          </table:table-cell>
        </table:table-row>
      </table:table>
      <text:p text:style-name="Text_20_body"><text:line-break/>Operators samples (cut &amp; paste if needed):<text:line-break/>⇒ ⇔ ≠ ∅ ∈ ∉ ∪ ∩ ⊂ ⊄ ∑ ∃ ∀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Sans Pro" svg:font-family="'Source Sans Pro', sans-serif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Unifon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595959" loext:opacity="100%" style:font-name="Source Sans Pro" fo:font-family="'Source Sans Pro', sans-serif" fo:font-size="10.5pt" style:font-name-asian="Source Sans Pro" style:font-family-asian="'Source Sans Pro', sans-serif" style:font-size-asian="10.5pt" style:font-name-complex="Source Sans Pro" style:font-family-complex="'Source Sans Pro', sans-serif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ttribute Grammar</dc:title>
    <dc:date>2025-05-28T12:05:39.678543191</dc:date>
    <meta:editing-duration>PT25M56S</meta:editing-duration>
    <meta:editing-cycles>6</meta:editing-cycles>
    <meta:generator>LibreOffice/24.2.7.2$Linux_X86_64 LibreOffice_project/420$Build-2</meta:generator>
    <meta:document-statistic meta:table-count="2" meta:image-count="0" meta:object-count="0" meta:page-count="3" meta:paragraph-count="147" meta:word-count="389" meta:character-count="3862" meta:non-whitespace-character-count="3582"/>
    <meta:user-defined meta:name=""/>
    <meta:user-defined meta:name="viewport">width=device-width, initial-scale=1</meta:user-defined>
  </office:meta>
</office:document-meta>
</file>